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4.335cm"/>
    </style:style>
    <style:style style:name="co2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SHMAKUNAPA PUTSUN QUCHA</text:p>
          </table:table-cell>
          <table:table-cell/>
        </table:table-row>
        <table:table-row table:style-name="ro1">
          <table:table-cell office:value-type="string" calcext:value-type="string">
            <text:p>Unayshi, Sarwa marka nunakuna mana taarayaqtsu kanan taarayanqanchaw, itsanqa kawayaq Sarwi Qucha umaninchaw. </text:p>
          </table:table-cell>
          <table:table-cell office:value-type="string" calcext:value-type="string">
            <text:p>Dicen que antes, la gente de Sarhua no vivía donde ahora está, sino más arriba por la laguna de Sarhui Qucha.</text:p>
          </table:table-cell>
        </table:table-row>
        <table:table-row table:style-name="ro1">
          <table:table-cell office:value-type="string" calcext:value-type="string">
            <text:p>Tsaychawshi nunakuna taarayaq ashmankunawan.</text:p>
          </table:table-cell>
          <table:table-cell office:value-type="string" calcext:value-type="string">
            <text:p>Allí vivían los hombres con sus animales.</text:p>
          </table:table-cell>
        </table:table-row>
        <table:table-row table:style-name="ro1">
          <table:table-cell office:value-type="string" calcext:value-type="string">
            <text:p>Ashmakunaqa imaypis aywaraykaayaq qucha kuchunman yaku upuq. </text:p>
          </table:table-cell>
          <table:table-cell office:value-type="string" calcext:value-type="string">
            <text:p>Los animales siempre estaban yendo a la orilla de la laguna para beber.</text:p>
          </table:table-cell>
        </table:table-row>
        <table:table-row table:style-name="ro1">
          <table:table-cell office:value-type="string" calcext:value-type="string">
            <text:p>Tsaychawnash, alli ratakushqa, shuyaraykaayaq allaapa hatun pumakuna.</text:p>
          </table:table-cell>
          <table:table-cell office:value-type="string" calcext:value-type="string">
            <text:p>Y allí, escondidos, los esperaban unos pumas muy grandes.</text:p>
          </table:table-cell>
        </table:table-row>
        <table:table-row table:style-name="ro1">
          <table:table-cell office:value-type="string" calcext:value-type="string">
            <text:p>Pumakunaqa ashmakunata qatikachar tsaririyaq, niykur qaracharkur apakuyaq qucha kuchunkama, tsaychawna mikuriyaq.</text:p>
          </table:table-cell>
          <table:table-cell office:value-type="string" calcext:value-type="string">
            <text:p>Los pumas perseguían y cazaban a los animales, después los arrastraban cerca del agua, y allí se los comían.</text:p>
          </table:table-cell>
        </table:table-row>
        <table:table-row table:style-name="ro1">
          <table:table-cell office:value-type="string" calcext:value-type="string">
            <text:p>Kay pumakunaqa llapan hirkakunapa ashmakunapa tullunkunata, qaratsankunatapis haqiriyaq.</text:p>
          </table:table-cell>
          <table:table-cell office:value-type="string" calcext:value-type="string">
            <text:p>Por todas partes, estos pumas dejaban los restos de los animales, sus huesos y pellejos.</text:p>
          </table:table-cell>
        </table:table-row>
        <table:table-row table:style-name="ro1">
          <table:table-cell office:value-type="string" calcext:value-type="string">
            <text:p>Tsayraykurshi nunakuna tsay quchata hutitsiyaanaq Putsun Qucha.</text:p>
          </table:table-cell>
          <table:table-cell office:value-type="string" calcext:value-type="string">
            <text:p>Por eso a esta laguna los hombres la llamaban Sarhui Qucha.</text:p>
          </table:table-cell>
        </table:table-row>
        <table:table-row table:style-name="ro1">
          <table:table-cell office:value-type="string" calcext:value-type="string">
            <text:p>Tsaychawshi unay taarayaanaq shumaq patsa kanqanraykur.</text:p>
          </table:table-cell>
          <table:table-cell office:value-type="string" calcext:value-type="string">
            <text:p>Por allí vivieron mucho tiempo porque les gustaba el sitio.</text:p>
          </table:table-cell>
        </table:table-row>
        <table:table-row table:style-name="ro1">
          <table:table-cell office:value-type="string" calcext:value-type="string">
            <text:p>Quchachawqa winanaq tsiwqa, hatun hachakunapis.</text:p>
          </table:table-cell>
          <table:table-cell office:value-type="string" calcext:value-type="string">
            <text:p>En la laguna crecía una planta totora y en los alrededores había muchos árboles.</text:p>
          </table:table-cell>
        </table:table-row>
        <table:table-row table:style-name="ro1">
          <table:table-cell office:value-type="string" calcext:value-type="string">
            <text:p>SARWA MARKA PATSAATSIKUY</text:p>
          </table:table-cell>
          <table:table-cell office:value-type="string" calcext:value-type="string">
            <text:p>CREACIÓN DEL PUEBLO DE SARHUA</text:p>
          </table:table-cell>
        </table:table-row>
        <table:table-row table:style-name="ro1">
          <table:table-cell office:value-type="string" calcext:value-type="string">
            <text:p>Huk hunaqshi San Juanwan San Pedro ashikaayaanaq <text:s/>alli patsakunata huk markata patsaatsiyaananpaq. </text:p>
          </table:table-cell>
          <table:table-cell office:value-type="string" calcext:value-type="string">
            <text:p>Cuentan que un día, los santos San Juan y San Pedro estaban buscando una buena tierra para fundar un pueblo.</text:p>
          </table:table-cell>
        </table:table-row>
        <table:table-row table:style-name="ro1">
          <table:table-cell office:value-type="string" calcext:value-type="string">
            <text:p>Tsaynawshi kay santukunaqa chaariyanaq Putsun Quchaman, kay huti shamun “ashmapa putsunyuq quchapita”. </text:p>
          </table:table-cell>
          <table:table-cell office:value-type="string" calcext:value-type="string">
            <text:p>Así llegaron los santos a la orilla de una laguna que se llamaba Sarhui Qucha, que significa “laguna con restos de animales”.</text:p>
          </table:table-cell>
        </table:table-row>
        <table:table-row table:style-name="ro1">
          <table:table-cell office:value-type="string" calcext:value-type="string">
            <text:p>Maypitaraq shayaamurqan San Juanwan San Pedro? </text:p>
          </table:table-cell>
          <table:table-cell office:value-type="string" calcext:value-type="string">
            <text:p>¿De dónde habrían venido San Juan y San Pedro?</text:p>
          </table:table-cell>
        </table:table-row>
        <table:table-row table:style-name="ro1">
          <table:table-cell office:value-type="string" calcext:value-type="string">
            <text:p>Tsayta manam pipis musyantsu. </text:p>
          </table:table-cell>
          <table:table-cell office:value-type="string" calcext:value-type="string">
            <text:p>No se sabe.</text:p>
          </table:table-cell>
        </table:table-row>
        <table:table-row table:style-name="ro1">
          <table:table-cell office:value-type="string" calcext:value-type="string">
            <text:p>Itsa huk markata patsaaratsirtsuraq shayaamurqan?</text:p>
          </table:table-cell>
          <table:table-cell office:value-type="string" calcext:value-type="string">
            <text:p>¿De repente venían después de fundar otro pueblo?</text:p>
          </table:table-cell>
        </table:table-row>
        <table:table-row table:style-name="ro1">
          <table:table-cell office:value-type="string" calcext:value-type="string">
            <text:p>Tsayta manam pipis musyantsu.</text:p>
          </table:table-cell>
          <table:table-cell office:value-type="string" calcext:value-type="string">
            <text:p>No se sabe.</text:p>
          </table:table-cell>
        </table:table-row>
        <table:table-row table:style-name="ro1">
          <table:table-cell office:value-type="string" calcext:value-type="string">
            <text:p>Tsaynawmi chaariyaanaq kay Putsun Quchaman, tsaypita, hina purir purir chaariyanaq Calvario ichik hirkakama, ishkan santukunaqa rimayaanaq kaynaw:</text:p>
          </table:table-cell>
          <table:table-cell office:value-type="string" calcext:value-type="string">
            <text:p>Así llegaron a la orilla de este lago Sarhui Qucha y siguieron caminando hacia la loma del Calvario. Cuando llegaron a la loma del Calvario, los dos santos conversaban entre ellos diciendo:</text:p>
          </table:table-cell>
        </table:table-row>
        <table:table-row table:style-name="ro1">
          <table:table-cell office:value-type="string" calcext:value-type="string">
            <text:p>—Maychawtaq patsaatsishun markata?</text:p>
          </table:table-cell>
          <table:table-cell office:value-type="string" calcext:value-type="string">
            <text:p>—¿Dónde vamos a fundar el pueblo?</text:p>
          </table:table-cell>
        </table:table-row>
        <table:table-row table:style-name="ro1">
          <table:table-cell office:value-type="string" calcext:value-type="string">
            <text:p>Kay hirkachawku, taqay quchachawku?</text:p>
          </table:table-cell>
          <table:table-cell office:value-type="string" calcext:value-type="string">
            <text:p>¿Aquí en el cerro o allá en la laguna?</text:p>
          </table:table-cell>
        </table:table-row>
        <table:table-row table:style-name="ro1">
          <table:table-cell office:value-type="string" calcext:value-type="string">
            <text:p>San Juannash ninaq: —Markataqa patsaatsishun qucha kuchunchawmi. </text:p>
          </table:table-cell>
          <table:table-cell office:value-type="string" calcext:value-type="string">
            <text:p>Dicen que dijo el San Juan : —Vamos a fundar el pueblo en la orilla del lago.</text:p>
          </table:table-cell>
        </table:table-row>
        <table:table-row table:style-name="ro1">
          <table:table-cell office:value-type="string" calcext:value-type="string">
            <text:p>Tsaymannash San Pedruqa ninaq: —Alliqa kanman Tiqri tsimpanchawchi <text:s/>—nishpa hiqarinaq tsaymanpa. </text:p>
          </table:table-cell>
          <table:table-cell office:value-type="string" calcext:value-type="string">
            <text:p>—Yo creo que es mejor fundar al frente en Tiqri —y se fue caminando para ese sitio.</text:p>
          </table:table-cell>
        </table:table-row>
        <table:table-row table:style-name="ro1">
          <table:table-cell office:value-type="string" calcext:value-type="string">
            <text:p>Itsanqa San Juan San Pedro qipanta aywanaqtsu, payqa Calvaryullachaw taakurinaq.</text:p>
          </table:table-cell>
          <table:table-cell office:value-type="string" calcext:value-type="string">
            <text:p>Pero el San Juan no acompañó a San Pedro y se quedó en la loma del Calvario.</text:p>
          </table:table-cell>
        </table:table-row>
        <table:table-row table:style-name="ro1">
          <table:table-cell office:value-type="string" calcext:value-type="string">
            <text:p>San Pedruqa utishqa chaarinaq Tiqriman, tsaychawna punukaarinaq kaynaw nishpa: — “Kaychawqa manataq yakullapis kantsu”.</text:p>
          </table:table-cell>
          <table:table-cell office:value-type="string" calcext:value-type="string">
            <text:p>San Pedro llegó muy cansado al lugar Tiqri y se quedó dormido, diciendo: —“Aquí no hay ni siquiera agua”.</text:p>
          </table:table-cell>
        </table:table-row>
        <table:table-row table:style-name="ro1">
          <table:table-cell office:value-type="string" calcext:value-type="string">
            <text:p>Tsay hirkakunapash San Pedruqa uqrakaarinaq. San Juannash qaparipa, qaparir qayakuq.</text:p>
          </table:table-cell>
          <table:table-cell office:value-type="string" calcext:value-type="string">
            <text:p>Y por esos lugares se perdió San Pedro, y el San Juan lo llamaba a gritos.</text:p>
          </table:table-cell>
        </table:table-row>
        <table:table-row table:style-name="ro1">
          <table:table-cell office:value-type="string" calcext:value-type="string">
            <text:p>San Pedruqa punukashqa kar yaskiqtsu.</text:p>
          </table:table-cell>
          <table:table-cell office:value-type="string" calcext:value-type="string">
            <text:p>San Pedro no contestaba porque se había dormido.</text:p>
          </table:table-cell>
        </table:table-row>
        <table:table-row table:style-name="ro1">
          <table:table-cell office:value-type="string" calcext:value-type="string">
            <text:p>San Pedruqa riyakurinaq utishqa, yakunashqa.</text:p>
          </table:table-cell>
          <table:table-cell office:value-type="string" calcext:value-type="string">
            <text:p>El San Pedro se despertó muy cansado y sediento.</text:p>
          </table:table-cell>
        </table:table-row>
        <table:table-row table:style-name="ro1">
          <table:table-cell office:value-type="string" calcext:value-type="string">
            <text:p>Yakuta ashinaq upunanpaq, itsanqa kanaqtsu yaku.</text:p>
          </table:table-cell>
          <table:table-cell office:value-type="string" calcext:value-type="string">
            <text:p>Buscó agua para beber, pero no había.</text:p>
          </table:table-cell>
        </table:table-row>
        <table:table-row table:style-name="ro1">
          <table:table-cell office:value-type="string" calcext:value-type="string">
            <text:p>Tsaychawnash ichik pukyu yuririnaq San Pedrupa hawyanchaw, tsaychawnash San Pedruqa yakuta upurinaq, niykur uraarinaq San Juan kashqanman. </text:p>
          </table:table-cell>
          <table:table-cell office:value-type="string" calcext:value-type="string">
            <text:p>Hasta que de pronto en la cabecera de San Pedro apareció un pequeño puquialcito y así pudo San Pedro tomar agua y bajar de regreso adonde estaba San Juan.</text:p>
          </table:table-cell>
        </table:table-row>
        <table:table-row table:style-name="ro1">
          <table:table-cell office:value-type="string" calcext:value-type="string">
            <text:p>Kay ichik pukyuqa kanankamam kaykan, manam usya hunaqkunapis yakun illarintsu.</text:p>
          </table:table-cell>
          <table:table-cell office:value-type="string" calcext:value-type="string">
            <text:p>Este puquialcito hasta ahora existe y no desaparece ni en tiempos de calor.</text:p>
          </table:table-cell>
        </table:table-row>
        <table:table-row table:style-name="ro1">
          <table:table-cell office:value-type="string" calcext:value-type="string">
            <text:p>San Juanman kutirirnash San Pedruqa imanawpis Tiqri kashqanta, tsaychaw markata patsaatsiyaananpaq mana alli kashqanta, mana yaku kashqanta, mana alli patsa kashqanta willanaq.</text:p>
          </table:table-cell>
          <table:table-cell office:value-type="string" calcext:value-type="string">
            <text:p>Dicen que cuando regresó San Pedro le contó a San Juan cómo era el lugar de Tiqri diciéndole que allí no era posible fundar un pueblo, porque no había mucho agua y era mal sitio.</text:p>
          </table:table-cell>
        </table:table-row>
        <table:table-row table:style-name="ro1">
          <table:table-cell office:value-type="string" calcext:value-type="string">
            <text:p>Tsaynawshi ishkan rimakuyaanaq.</text:p>
          </table:table-cell>
          <table:table-cell office:value-type="string" calcext:value-type="string">
            <text:p>Así estaban conversando los dos santos.</text:p>
          </table:table-cell>
        </table:table-row>
        <table:table-row table:style-name="ro1">
          <table:table-cell office:value-type="string" calcext:value-type="string">
            <text:p>Tsaypitanash ishkan niyanaq: </text:p>
          </table:table-cell>
          <table:table-cell office:value-type="string" calcext:value-type="string">
            <text:p>Luego dijeron:</text:p>
          </table:table-cell>
        </table:table-row>
        <table:table-row table:style-name="ro1">
          <table:table-cell office:value-type="string" calcext:value-type="string">
            <text:p>—Sarwi Quchata tsakiratsirmi tsaychaw Sarwa markantsikta patsaatsishun.</text:p>
          </table:table-cell>
          <table:table-cell office:value-type="string" calcext:value-type="string">
            <text:p>—Secaremos la laguna de Sarhui Qucha para allí fundar nuestro pueblo de Sarhua.</text:p>
          </table:table-cell>
        </table:table-row>
        <table:table-row table:style-name="ro1">
          <table:table-cell office:value-type="string" calcext:value-type="string">
            <text:p>Tsay quchata tsakitsiyaananpaqqa San Juan huk hatun pintsata rurarinaq Willkanchamanpa. </text:p>
          </table:table-cell>
          <table:table-cell office:value-type="string" calcext:value-type="string">
            <text:p>Para secar el lago, San Juan hizo una acequia hacia debajo de Vilcancha.</text:p>
          </table:table-cell>
        </table:table-row>
        <table:table-row table:style-name="ro1">
          <table:table-cell office:value-type="string" calcext:value-type="string">
            <text:p>Tsakishqa quchata rikaarirnash kushishqa kayaanaq, niykur Sarwa markantsikta patsaatsiyaanaq. </text:p>
          </table:table-cell>
          <table:table-cell office:value-type="string" calcext:value-type="string">
            <text:p>Cuando vieron que estaba seca la laguna, quedaron contentos San Juan y San Pedro y fundaron, entonces, nuestro pueblo de Sarhua.</text:p>
          </table:table-cell>
        </table:table-row>
        <table:table-row table:style-name="ro1">
          <table:table-cell office:value-type="string" calcext:value-type="string">
            <text:p>Tsay tsakishqa quchanam kanan Sarwapa plasan. </text:p>
          </table:table-cell>
          <table:table-cell office:value-type="string" calcext:value-type="string">
            <text:p>Esa laguna seca ahora es la plaza de Sarhua</text:p>
          </table:table-cell>
        </table:table-row>
        <table:table-row table:style-name="ro1">
          <table:table-cell office:value-type="string" calcext:value-type="string">
            <text:p>HUPAY APARIQ</text:p>
          </table:table-cell>
          <table:table-cell office:value-type="string" calcext:value-type="string">
            <text:p>CARGAR UN ALMA</text:p>
          </table:table-cell>
        </table:table-row>
        <table:table-row table:style-name="ro1">
          <table:table-cell office:value-type="string" calcext:value-type="string">
            <text:p>Huk nunash Huamanga markata abugadunman huk kakashnin aparkur aywanaq. </text:p>
          </table:table-cell>
          <table:table-cell office:value-type="string" calcext:value-type="string">
            <text:p>Dicen que un señor viajaba a Huamanga llevando un gallo para su abogado.</text:p>
          </table:table-cell>
        </table:table-row>
        <table:table-row table:style-name="ro1">
          <table:table-cell office:value-type="string" calcext:value-type="string">
            <text:p>Kay nunash chaarinaq Tinku Mayu kuchunkama, tsaychawnash mana mayu tsimpay atipaq nunata rikaarinaq. </text:p>
          </table:table-cell>
          <table:table-cell office:value-type="string" calcext:value-type="string">
            <text:p>Decían que el señor llegó a la orilla del río Tinku, y allí vio a una persona que no podía cruzar las aguas.</text:p>
          </table:table-cell>
        </table:table-row>
        <table:table-row table:style-name="ro1">
          <table:table-cell office:value-type="string" calcext:value-type="string">
            <text:p>Ishkan rimar qallaykuyaanaq. </text:p>
          </table:table-cell>
          <table:table-cell office:value-type="string" calcext:value-type="string">
            <text:p>Los dos empezaron a conversar.</text:p>
          </table:table-cell>
        </table:table-row>
        <table:table-row table:style-name="ro1">
          <table:table-cell office:value-type="string" calcext:value-type="string">
            <text:p>Ishkan yachapaakushpanawlla rimayaanaq.</text:p>
          </table:table-cell>
          <table:table-cell office:value-type="string" calcext:value-type="string">
            <text:p>Al mismo tiempo, los dos hablaron igualito.</text:p>
          </table:table-cell>
        </table:table-row>
        <table:table-row table:style-name="ro1">
          <table:table-cell office:value-type="string" calcext:value-type="string">
            <text:p>—Huknin “Mayta aywanki?”, niptin, ishkan llallinakuyta kaynaw yaskiriyaq: —Huamangatam aywaykaa.</text:p>
          </table:table-cell>
          <table:table-cell office:value-type="string" calcext:value-type="string">
            <text:p>—¿A dónde vas? —decía uno. Y los dos respondieron al mismo tiempo: —Estoy viajando a Huamanga.</text:p>
          </table:table-cell>
        </table:table-row>
        <table:table-row table:style-name="ro1">
          <table:table-cell office:value-type="string" calcext:value-type="string">
            <text:p>Tsaynash kakashyuq nunaqa huknin nunata tapurinaq: —¿Imanirtaq mayuta tsimpankitsu?</text:p>
          </table:table-cell>
          <table:table-cell office:value-type="string" calcext:value-type="string">
            <text:p>Entonces, el señor del gallo le preguntó a la otra persona: —¿Por qué no cruzas el río?</text:p>
          </table:table-cell>
        </table:table-row>
        <table:table-row table:style-name="ro1">
          <table:table-cell office:value-type="string" calcext:value-type="string">
            <text:p>—Mantsapaami <text:s/>—ninaq nunaqa. </text:p>
          </table:table-cell>
          <table:table-cell office:value-type="string" calcext:value-type="string">
            <text:p>—Tengo miedo —respondió el otro.</text:p>
          </table:table-cell>
        </table:table-row>
        <table:table-row table:style-name="ro1">
          <table:table-cell office:value-type="string" calcext:value-type="string">
            <text:p>—Kakashniiwan tsimparirmi kutiramushaq tsimpatsinaqpaq <text:s/>—ninaq kakashyuq nuna.</text:p>
          </table:table-cell>
          <table:table-cell office:value-type="string" calcext:value-type="string">
            <text:p>—Voy a cruzar con mi gallo y después regreso donde ti —le dijo el primer viajero.</text:p>
          </table:table-cell>
        </table:table-row>
        <table:table-row table:style-name="ro1">
          <table:table-cell office:value-type="string" calcext:value-type="string">
            <text:p>Nunaqa tsaynaw ruranaq; itsanqa huknin nunata apariykar maakurinaq allaapa lasashqanta.</text:p>
          </table:table-cell>
          <table:table-cell office:value-type="string" calcext:value-type="string">
            <text:p>Así lo hizo el señor; pero, cuando comenzó a cargar a la otra persona, encontró que era muy pesada.</text:p>
          </table:table-cell>
        </table:table-row>
        <table:table-row table:style-name="ro1">
          <table:table-cell office:value-type="string" calcext:value-type="string">
            <text:p>¿Imanirtaq allaapa lasanki? — ninaq.</text:p>
          </table:table-cell>
          <table:table-cell office:value-type="string" calcext:value-type="string">
            <text:p>—¿Por qué pesas tanto?</text:p>
          </table:table-cell>
        </table:table-row>
        <table:table-row table:style-name="ro1">
          <table:table-cell office:value-type="string" calcext:value-type="string">
            <text:p>—Huamanga qishyaq nunapa hupayninmi kaa.</text:p>
          </table:table-cell>
          <table:table-cell office:value-type="string" calcext:value-type="string">
            <text:p>—Es que yo soy el alma de un hombre que está enfermo en Huamanga.</text:p>
          </table:table-cell>
        </table:table-row>
        <table:table-row table:style-name="ro1">
          <table:table-cell office:value-type="string" calcext:value-type="string">
            <text:p>Mana lasaanaapaq tikrashqata aparimay.</text:p>
          </table:table-cell>
          <table:table-cell office:value-type="string" calcext:value-type="string">
            <text:p>Me tienes que cargar al revés para no pesar tanto.</text:p>
          </table:table-cell>
        </table:table-row>
        <table:table-row table:style-name="ro1">
          <table:table-cell office:value-type="string" calcext:value-type="string">
            <text:p>Hupaykunaqa allaapam lasan, manam kikin nunanawllatsu.</text:p>
          </table:table-cell>
          <table:table-cell office:value-type="string" calcext:value-type="string">
            <text:p>Porque la verdad es que las almas pesan mucho, pesan más que los cuerpos.</text:p>
          </table:table-cell>
        </table:table-row>
        <table:table-row table:style-name="ro1">
          <table:table-cell office:value-type="string" calcext:value-type="string">
            <text:p>Hupaykunaqa ruminawmi lasaayan.</text:p>
          </table:table-cell>
          <table:table-cell office:value-type="string" calcext:value-type="string">
            <text:p>Las almas pesan como las piedras.</text:p>
          </table:table-cell>
        </table:table-row>
        <table:table-row table:style-name="ro1">
          <table:table-cell office:value-type="string" calcext:value-type="string">
            <text:p>Nunaqa hupay nishqannaw aparinaq.</text:p>
          </table:table-cell>
          <table:table-cell office:value-type="string" calcext:value-type="string">
            <text:p>El señor le hizo caso al alma : le cargó al revés sobre su espalda.</text:p>
          </table:table-cell>
        </table:table-row>
        <table:table-row table:style-name="ro1">
          <table:table-cell office:value-type="string" calcext:value-type="string">
            <text:p>Tsaynawshi mayuta tsimparinaq.</text:p>
          </table:table-cell>
          <table:table-cell office:value-type="string" calcext:value-type="string">
            <text:p>Así pudo atravesar el río.</text:p>
          </table:table-cell>
        </table:table-row>
        <table:table-row table:style-name="ro1">
          <table:table-cell office:value-type="string" calcext:value-type="string">
            <text:p>Mayuta tsimpariyaptinna hupayqa hina purir hiqarinaq; itsa kananqa nuna lasaqnawnatsu kanaq, kimanshi paaripanaw aywayaanaq.</text:p>
          </table:table-cell>
          <table:table-cell office:value-type="string" calcext:value-type="string">
            <text:p>Cuando el señor llegó a la otra orilla con el gallo, el alma siguió caminando; pero esta vez el alma ya no pesaba y parecía que los tres caminaban en el aire.</text:p>
          </table:table-cell>
        </table:table-row>
        <table:table-row table:style-name="ro1">
          <table:table-cell office:value-type="string" calcext:value-type="string">
            <text:p>Tsaychawnash huk mulan achiparishqa nunata rikaariyaanaq.</text:p>
          </table:table-cell>
          <table:table-cell office:value-type="string" calcext:value-type="string">
            <text:p>En eso estaban cuando vieron venir un hombre montado en una mula.</text:p>
          </table:table-cell>
        </table:table-row>
        <table:table-row table:style-name="ro1">
          <table:table-cell office:value-type="string" calcext:value-type="string">
            <text:p>Pishtaku kashqanta hupayqa mayaarinaq.</text:p>
          </table:table-cell>
          <table:table-cell office:value-type="string" calcext:value-type="string">
            <text:p>El alma se dio cuenta que era un pishtaco.</text:p>
          </table:table-cell>
        </table:table-row>
        <table:table-row table:style-name="ro1">
          <table:table-cell office:value-type="string" calcext:value-type="string">
            <text:p>—Maakuq, maakuq kay, <text:s/>ninaq nunata.</text:p>
          </table:table-cell>
          <table:table-cell office:value-type="string" calcext:value-type="string">
            <text:p>—Ten cuidado —le dijo al campesino.</text:p>
          </table:table-cell>
        </table:table-row>
        <table:table-row table:style-name="ro1">
          <table:table-cell office:value-type="string" calcext:value-type="string">
            <text:p>Taqayqa pishtakum.</text:p>
          </table:table-cell>
          <table:table-cell office:value-type="string" calcext:value-type="string">
            <text:p>Ese es un pishtaco</text:p>
          </table:table-cell>
        </table:table-row>
        <table:table-row table:style-name="ro1">
          <table:table-cell office:value-type="string" calcext:value-type="string">
            <text:p>Tsayta nirirnash hupayqa illaririnaq.</text:p>
          </table:table-cell>
          <table:table-cell office:value-type="string" calcext:value-type="string">
            <text:p>Diciendo esto el alma desapareció.</text:p>
          </table:table-cell>
        </table:table-row>
        <table:table-row table:style-name="ro1">
          <table:table-cell office:value-type="string" calcext:value-type="string">
            <text:p>Nuna kakashninwan tsakaman chaariptinnash, pishtakuqa chawpiman shakuykunaq.</text:p>
          </table:table-cell>
          <table:table-cell office:value-type="string" calcext:value-type="string">
            <text:p>Cuando el señor y su gallo llegaron a un puente, el pishtaco se puso al medio.</text:p>
          </table:table-cell>
        </table:table-row>
        <table:table-row table:style-name="ro1">
          <table:table-cell office:value-type="string" calcext:value-type="string">
            <text:p>Tsakaman chaarirna, pishtakuqa chawpiman churakaarinaq mana pipis tsaypa aywananpaq, nunatana ninaq: —¿Maytataq aywanki?</text:p>
          </table:table-cell>
          <table:table-cell office:value-type="string" calcext:value-type="string">
            <text:p>Al llegar al puente, el pishtaco se puso al medio para no dejar pasar a nadie y le dijo al campesino: —¿Adónde vas?</text:p>
          </table:table-cell>
        </table:table-row>
        <table:table-row table:style-name="ro1">
          <table:table-cell office:value-type="string" calcext:value-type="string">
            <text:p>—Humangayam, tayta.</text:p>
          </table:table-cell>
          <table:table-cell office:value-type="string" calcext:value-type="string">
            <text:p>—A Huamanga, señor.</text:p>
          </table:table-cell>
        </table:table-row>
        <table:table-row table:style-name="ro1">
          <table:table-cell office:value-type="string" calcext:value-type="string">
            <text:p>—Wallkishqayki <text:s/>—nishpa, kakashyuq nunaman qaqaarinaq, hatun kutsillunna pakashqalla kaykaq, tsaywan nunata wanutsinanpaq.</text:p>
          </table:table-cell>
          <table:table-cell office:value-type="string" calcext:value-type="string">
            <text:p>—Te voy acompañar —dijo el pishtaco y se puso al costado del señor y su gallo porque con su sable que tenía escondido quería dar un golpe al señor y matarlo.</text:p>
          </table:table-cell>
        </table:table-row>
        <table:table-row table:style-name="ro1">
          <table:table-cell office:value-type="string" calcext:value-type="string">
            <text:p>—Taqayman rikay, niq nunata pishtaku.</text:p>
          </table:table-cell>
          <table:table-cell office:value-type="string" calcext:value-type="string">
            <text:p>—Mira allí, decía el pishtaco al señor.</text:p>
          </table:table-cell>
        </table:table-row>
        <table:table-row table:style-name="ro1">
          <table:table-cell office:value-type="string" calcext:value-type="string">
            <text:p>Huk llamam ayqikachaykan.</text:p>
          </table:table-cell>
          <table:table-cell office:value-type="string" calcext:value-type="string">
            <text:p>Hay una llama corriendo.</text:p>
          </table:table-cell>
        </table:table-row>
        <table:table-row table:style-name="ro1">
          <table:table-cell office:value-type="string" calcext:value-type="string">
            <text:p>Itsanqa nuna rikayta munaqtsu hupay willashqanta yarpakurkur.</text:p>
          </table:table-cell>
          <table:table-cell office:value-type="string" calcext:value-type="string">
            <text:p>Pero el señor no miraba porque recordaba el consejo del alma.</text:p>
          </table:table-cell>
        </table:table-row>
        <table:table-row table:style-name="ro1">
          <table:table-cell office:value-type="string" calcext:value-type="string">
            <text:p>Pishtakuqa atska kuti nuna pantatsiyta munanaq ulikuyninkunawan; nunaqa tumarinaqtsu.</text:p>
          </table:table-cell>
          <table:table-cell office:value-type="string" calcext:value-type="string">
            <text:p>Varias veces, el pishtaco quiso distraer al señor con mentiras; pero el señor nada de voltear la cara.</text:p>
          </table:table-cell>
        </table:table-row>
        <table:table-row table:style-name="ro1">
          <table:table-cell office:value-type="string" calcext:value-type="string">
            <text:p>Imaypis pishtakupa urkunta rikaraykaq, mana alli nunakunawan, mana mantsakyta munarqa tsaytam ruranantsik.</text:p>
          </table:table-cell>
          <table:table-cell office:value-type="string" calcext:value-type="string">
            <text:p>Siempre le miraba de frente al pishtaco, porque un secreto es no tener miedo con la mala gente.</text:p>
          </table:table-cell>
        </table:table-row>
        <table:table-row table:style-name="ro1">
          <table:table-cell office:value-type="string" calcext:value-type="string">
            <text:p>Tsaynaw kaykaayaptinnash pishtakupa mulanpa chakinpa ayqir qishpirinaq huk atuq.</text:p>
          </table:table-cell>
          <table:table-cell office:value-type="string" calcext:value-type="string">
            <text:p>En eso estaban, cuando pasó un zorro corriendo debajo de la mula del pishtaco.</text:p>
          </table:table-cell>
        </table:table-row>
        <table:table-row table:style-name="ro1">
          <table:table-cell office:value-type="string" calcext:value-type="string">
            <text:p>Mula mantsakar pintiykuptinnash pishtakuqa hatun kutsillunta kachashpa ishkirinaq.</text:p>
          </table:table-cell>
          <table:table-cell office:value-type="string" calcext:value-type="string">
            <text:p>La mula brincó del susto y el pishtaco cayó soltando su sable.</text:p>
          </table:table-cell>
        </table:table-row>
        <table:table-row table:style-name="ro1">
          <table:table-cell office:value-type="string" calcext:value-type="string">
            <text:p>Tsaynash nunaqa ras hatun kutsillunta aptarkunaq, tsaymanna yapay hupay yuririnaq.</text:p>
          </table:table-cell>
          <table:table-cell office:value-type="string" calcext:value-type="string">
            <text:p>Rápido entonces el señor cogió el sable, y en eso apareció de nuevo el alma.</text:p>
          </table:table-cell>
        </table:table-row>
        <table:table-row table:style-name="ro1">
          <table:table-cell office:value-type="string" calcext:value-type="string">
            <text:p>—Shamuy, kay pishtakuta watay —ninaq nunaqa.</text:p>
          </table:table-cell>
          <table:table-cell office:value-type="string" calcext:value-type="string">
            <text:p>—Ven, amarra este pishtaco —le dijo al señor.</text:p>
          </table:table-cell>
        </table:table-row>
        <table:table-row table:style-name="ro1">
          <table:table-cell office:value-type="string" calcext:value-type="string">
            <text:p>Tsaynawshi watashqa pishtakuta rutataayaanaq huk raqraman.</text:p>
          </table:table-cell>
          <table:table-cell office:value-type="string" calcext:value-type="string">
            <text:p>Así, pues, arrastraron al pishtaco amarrado a una zanja.</text:p>
          </table:table-cell>
        </table:table-row>
        <table:table-row table:style-name="ro1">
          <table:table-cell office:value-type="string" calcext:value-type="string">
            <text:p>Niykur nunawan kakash, hupaypis achipayaanaq mulaman, tsaynaw aywayaanaq Humangamanpa.</text:p>
          </table:table-cell>
          <table:table-cell office:value-type="string" calcext:value-type="string">
            <text:p>Luego, el señor, su gallo y el alma montaron en la mula y continuaron viajando a Huamanga.</text:p>
          </table:table-cell>
        </table:table-row>
        <table:table-row table:style-name="ro1">
          <table:table-cell office:value-type="string" calcext:value-type="string">
            <text:p>Ras chaariyaanaq Huamangaman ampi rataraykaptinna.</text:p>
          </table:table-cell>
          <table:table-cell office:value-type="string" calcext:value-type="string">
            <text:p>Llegaron rápido a la ciudad cuando ya anochecía.</text:p>
          </table:table-cell>
        </table:table-row>
        <table:table-row table:style-name="ro1">
          <table:table-cell office:value-type="string" calcext:value-type="string">
            <text:p>—Wayiichaw punuy <text:s/>—ninaq hupayqa yanapashqan nunata.</text:p>
          </table:table-cell>
          <table:table-cell office:value-type="string" calcext:value-type="string">
            <text:p>—Duerme en mi casa —le dijo el alma al señor que le había ayudado.</text:p>
          </table:table-cell>
        </table:table-row>
        <table:table-row table:style-name="ro1">
          <table:table-cell office:value-type="string" calcext:value-type="string">
            <text:p>Takakuriyaptin, punku kichakaariptinna llapan yaykuriyarqan, kakashyuq nunaqa allaapa qishyaq nunata rikaarinaq, paykunata rikarnash, qishyaqqa wanur qallaykunaq, niykur wanurinaq.</text:p>
          </table:table-cell>
          <table:table-cell office:value-type="string" calcext:value-type="string">
            <text:p>Tocaron una puerta y cuando entraron todos, el señor vio a un hombre muy enfermo, que apenas los vio empezó agonizar y finalmente murió.</text:p>
          </table:table-cell>
        </table:table-row>
        <table:table-row table:style-name="ro1">
          <table:table-cell office:value-type="string" calcext:value-type="string">
            <text:p>Unay qishyaq hipashqanta rikar, kanan ras wanunqanta rikar nunapa kastankunaqa mantsakaayaanaq.</text:p>
          </table:table-cell>
          <table:table-cell office:value-type="string" calcext:value-type="string">
            <text:p>Los familiares se sorprendieron porque este hombre enfermo hacía tiempo que estaba sufriendo sin poder morir.</text:p>
          </table:table-cell>
        </table:table-row>
        <table:table-row table:style-name="ro1">
          <table:table-cell office:value-type="string" calcext:value-type="string">
            <text:p>—Paalla tayta, qammi wanuyta apamurqunki, kananqa allaapa hipaq kastallaakuna hamarinqam.</text:p>
          </table:table-cell>
          <table:table-cell office:value-type="string" calcext:value-type="string">
            <text:p>—Gracias a ti, señor, porque has traído la muerte y el descanso a nuestro pariente que sufría tanto.</text:p>
          </table:table-cell>
        </table:table-row>
        <table:table-row table:style-name="ro1">
          <table:table-cell office:value-type="string" calcext:value-type="string">
            <text:p>Tsay ampi wanushqa nunata wilakuyaanaq, hupayqa wanushqapa hawyanchaw hamarinaq, tsaychawana waqallapa ayata niq: </text:p>
          </table:table-cell>
          <table:table-cell office:value-type="string" calcext:value-type="string">
            <text:p>Esa noche velaron al muerto y el alma se sentó en la cabecera, y llorando le decía al muerto:</text:p>
          </table:table-cell>
        </table:table-row>
        <table:table-row table:style-name="ro1">
          <table:table-cell office:value-type="string" calcext:value-type="string">
            <text:p>—Qamqa allilla kaykay; itsa nuqaqa hutsaykiraykurmi nakamushaqraq.</text:p>
          </table:table-cell>
          <table:table-cell office:value-type="string" calcext:value-type="string">
            <text:p>—Tú vas a estar tranquilo; pero yo voy a sufrir todavía un tiempo por tus culpas.</text:p>
          </table:table-cell>
        </table:table-row>
        <table:table-row table:style-name="ro1">
          <table:table-cell office:value-type="string" calcext:value-type="string">
            <text:p>Itsanqa kaykunata kakashyuq nunallam rikaq, wakin nunapa kastankunaqa pitapis rikaayaqtsu.</text:p>
          </table:table-cell>
          <table:table-cell office:value-type="string" calcext:value-type="string">
            <text:p>Pero esto sólo lo veían el señor caminante y su gallo, porque ninguno de los familiares del muerto veía a nadie.</text:p>
          </table:table-cell>
        </table:table-row>
        <table:table-row table:style-name="ro1">
          <table:table-cell office:value-type="string" calcext:value-type="string">
            <text:p>Waraaninna ayata pampariyaanaq, ampipana kastankuna yanasankunata, wakin kastankunatapis apayaananaq wayinchaw mikuyaananpaq.</text:p>
          </table:table-cell>
          <table:table-cell office:value-type="string" calcext:value-type="string">
            <text:p>Al día siguiente enterraron al muerto y en la noche los familiares convidaron a los amigos y parientes.</text:p>
          </table:table-cell>
        </table:table-row>
        <table:table-row table:style-name="ro1">
          <table:table-cell office:value-type="string" calcext:value-type="string">
            <text:p>Tsaychawmi kanaq kakashyuq nunapis. </text:p>
          </table:table-cell>
          <table:table-cell office:value-type="string" calcext:value-type="string">
            <text:p>Allí estaba también el señor caminante.</text:p>
          </table:table-cell>
        </table:table-row>
        <table:table-row table:style-name="ro1">
          <table:table-cell office:value-type="string" calcext:value-type="string">
            <text:p>Llapan kastanwan mikupakuykaq.</text:p>
          </table:table-cell>
          <table:table-cell office:value-type="string" calcext:value-type="string">
            <text:p>Estaba comiendo con la familia.</text:p>
          </table:table-cell>
        </table:table-row>
        <table:table-row table:style-name="ro1">
          <table:table-cell office:value-type="string" calcext:value-type="string">
            <text:p>Tsaychawnash hupayta rikaarinaq makinta puwaykaq kashkiman yakarkur awikaqta; niykur, ichik hiktsurkur, punkupa hiqarinaq mana pitapis rikashpa.</text:p>
          </table:table-cell>
          <table:table-cell office:value-type="string" calcext:value-type="string">
            <text:p>Entonces vio por última vez al alma, que metió sus manos en la olla con sopa caliente y se las lavó; después, dando un suspiro, se fue por la puerta sin mirar a nadi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7:38:12.757907097</meta:creation-date>
    <dc:date>2023-08-14T16:42:38.836606305</dc:date>
    <meta:editing-duration>PT1H3M</meta:editing-duration>
    <meta:editing-cycles>18</meta:editing-cycles>
    <meta:generator>LibreOffice/7.3.7.2$Linux_X86_64 LibreOffice_project/30$Build-2</meta:generator>
    <meta:document-statistic meta:table-count="1" meta:cell-count="173" meta:object-count="0"/>
  </office:meta>
</office:document-meta>
</file>